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86f5" officeooo:paragraph-rsid="001586f5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 Sisters</text:p>
      <text:p text:style-name="P1">1-800-BIG-SISS</text:p>
      <text:p text:style-name="P1"/>
      <text:p text:style-name="P1"/>
      <text:p text:style-name="P1"/>
      <text:p text:style-name="P1">Sandra Gray</text:p>
      <text:p text:style-name="P1">520-221-1983</text:p>
      <text:p text:style-name="P1"><text:a xlink:type="simple" xlink:href="mailto:sandragray@gmail.com" text:style-name="Internet_20_link" text:visited-style-name="Visited_20_Internet_20_Link">sandragray@gmail.com</text:a></text:p>
      <text:p text:style-name="P1"/>
      <text:p text:style-name="P1"/>
      <text:p text:style-name="P1">Alexis Garcia</text:p>
      <text:p text:style-name="P1">520-221-2004</text:p>
      <text:p text:style-name="P1"><text:a xlink:type="simple" xlink:href="mailto:alexisgarcia@gmail.com" text:style-name="Internet_20_link" text:visited-style-name="Visited_20_Internet_20_Link">alexisgarcia@gmail.com</text:a></text:p>
      <text:p text:style-name="P1"/>
      <text:p text:style-name="P1"/>
      <text:p text:style-name="P1">Esther Kay</text:p>
      <text:p text:style-name="P1">520-221-1989</text:p>
      <text:p text:style-name="P1"><text:a xlink:type="simple" xlink:href="mailto:estherkay@gmail.com" text:style-name="Internet_20_link" text:visited-style-name="Visited_20_Internet_20_Link">estherkay@gmail.com</text:a></text:p>
      <text:p text:style-name="P1"/>
      <text:p text:style-name="P1"/>
      <text:p text:style-name="P1">Carly Hill</text:p>
      <text:p text:style-name="P1">520-221-2019</text:p>
      <text:p text:style-name="P1"><text:a xlink:type="simple" xlink:href="mailto:carlyhill@gmail.com" text:style-name="Internet_20_link" text:visited-style-name="Visited_20_Internet_20_Link">carlyhill@g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2:28:47.965000000</meta:creation-date>
    <dc:date>2021-01-05T12:32:46.849000000</dc:date>
    <meta:editing-duration>PT3M59S</meta:editing-duration>
    <meta:editing-cycles>1</meta:editing-cycles>
    <meta:document-statistic meta:table-count="0" meta:image-count="0" meta:object-count="0" meta:page-count="1" meta:paragraph-count="14" meta:word-count="19" meta:character-count="197" meta:non-whitespace-character-count="192"/>
    <meta:generator>LibreOffice/6.2.8.2$Windows_X86_64 LibreOffice_project/f82ddfca21ebc1e222a662a32b25c0c9d20169ee</meta:generator>
  </office:meta>
</office:document-meta>
</file>